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Tableau1" style:family="table">
      <style:table-properties style:width="18.688cm" table:align="left"/>
    </style:style>
    <style:style style:name="Tableau1.A" style:family="table-column">
      <style:table-column-properties style:column-width="8.299cm"/>
    </style:style>
    <style:style style:name="Tableau1.B" style:family="table-column">
      <style:table-column-properties style:column-width="10.38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1" style:list-style-name="">
      <style:text-properties officeooo:rsid="0020c03b" officeooo:paragraph-rsid="0020c03b"/>
    </style:style>
    <style:style style:name="P2" style:family="paragraph" style:parent-style-name="Table_20_Contents">
      <style:text-properties style:font-name="Arial" fo:font-style="normal" style:font-style-asian="normal" style:font-style-complex="normal"/>
    </style:style>
    <style:style style:name="P3" style:family="paragraph" style:parent-style-name="Text_20_body">
      <style:text-properties officeooo:rsid="0023d7b5" officeooo:paragraph-rsid="0023d7b5"/>
    </style:style>
    <style:style style:name="P4" style:family="paragraph" style:parent-style-name="Text_20_body">
      <style:text-properties officeooo:rsid="00253f3d" officeooo:paragraph-rsid="00253f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c03b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officeooo:rsid="0021fa26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bold" officeooo:rsid="0021fa26" style:font-weight-asian="bold" style:font-weight-complex="bold"/>
    </style:style>
    <style:style style:name="T7" style:family="text">
      <style:text-properties style:font-name="Arial" fo:font-weight="bold" officeooo:rsid="0022e888" style:font-weight-asian="bold" style:font-weight-complex="bold"/>
    </style:style>
    <style:style style:name="T8" style:family="text">
      <style:text-properties style:font-name="Arial" fo:font-weight="bold" officeooo:rsid="0021fa26"/>
    </style:style>
    <style:style style:name="T9" style:family="text">
      <style:text-properties style:font-name="Arial" fo:font-weight="normal" officeooo:rsid="0021fa26" style:font-weight-asian="normal" style:font-weight-complex="normal"/>
    </style:style>
    <style:style style:name="T10" style:family="text">
      <style:text-properties style:font-name="Arial" officeooo:rsid="0023d7b5"/>
    </style:style>
    <style:style style:name="T11" style:family="text">
      <style:text-properties officeooo:rsid="0020c03b"/>
    </style:style>
    <style:style style:name="T12" style:family="text">
      <style:text-properties officeooo:rsid="0023d7b5"/>
    </style:style>
    <style:style style:name="T13" style:family="text">
      <style:text-properties officeooo:rsid="00253f3d"/>
    </style:style>
    <style:style style:name="T14" style:family="text">
      <style:text-properties style:font-name="Arial"/>
    </style:style>
    <style:style style:name="T15" style:family="text">
      <style:text-properties style:font-name="Arial" fo:font-style="italic" style:font-style-asian="italic" style:font-style-complex="italic"/>
    </style:style>
    <style:style style:name="T16" style:family="text">
      <style:text-properties style:font-name="Arial"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Les adjectifs</text:h>
      <text:h text:style-name="Heading_20_2" text:outline-level="2">Généralités</text:h>
      <text:h text:style-name="Heading_20_3" text:outline-level="3">Ra<text:span text:style-name="T11">ppels</text:span></text:h>
      <text:p text:style-name="Text_20_body">- <text:span text:style-name="T11">Les adjectifs sont </text:span><text:span text:style-name="T2">toujours invariables</text:span></text:p>
      <text:h text:style-name="Heading_20_4" text:outline-level="4">Ordre de priorité</text:h>
      <text:p text:style-name="Text_20_body">Lorsque plusieurs adjectifs épithètes se suivent, l'ordre de priorité, du plus éloigné au plus proche du nom qualifié est :</text:p>
      <text:p text:style-name="Text_20_body">- L'opinion</text:p>
      <text:p text:style-name="Text_20_body">- La taille ou la dimension</text:p>
      <text:p text:style-name="Text_20_body">- L'âge ou l'époque</text:p>
      <text:p text:style-name="Text_20_body">- La forme</text:p>
      <text:p text:style-name="Text_20_body">- La couleur</text:p>
      <text:p text:style-name="Text_20_body">- L'origine ou la nationalité</text:p>
      <text:p text:style-name="Text_20_body">- La matière</text:p>
      <text:h text:style-name="Heading_20_3" text:outline-level="3">Les adjectifs composés</text:h>
      <text:h text:style-name="Heading_20_4" text:outline-level="4"><text:span text:style-name="T3">À</text:span><text:span text:style-name="T4"> partir d’un adjectif</text:span></text:h>
      <text:p text:style-name="Text_20_body"><text:span text:style-name="T4">- </text:span><text:span text:style-name="T10">Ils</text:span><text:span text:style-name="T4"> suivent la structure </text:span><text:span text:style-name="T7">A</text:span><text:span text:style-name="T6">djectif</text:span><text:span text:style-name="T4"> + nom + -ed. Cette construction est utilisée pour décrire les parties du corps, le caractère d'une personne ou un élément d'une chose.</text:span></text:p>
      <text:p text:style-name="Text_20_body"><text:span text:style-name="T4">- </text:span><text:span text:style-name="T10">Ils</text:span><text:span text:style-name="T4"> suivent la structure </text:span><text:span text:style-name="T6">Adjectif</text:span><text:span text:style-name="T4"> + verbe en - ing</text:span></text:p>
      <text:h text:style-name="Heading_20_4" text:outline-level="4">À partir d’un adverbe</text:h>
      <text:p text:style-name="Text_20_body"><text:span text:style-name="T12">Ils</text:span> suivent la structure <text:span text:style-name="T1">adverbe</text:span> + participe passé.</text:p>
      <text:h text:style-name="Heading_20_4" text:outline-level="4">À partir d’un nom</text:h>
      <text:p text:style-name="Text_20_body"><text:span text:style-name="T12">Ils</text:span> suivent l'une des deux structures suivantes :</text:p>
      <text:p text:style-name="Text_20_body">- <text:span text:style-name="T1">Nom</text:span> + participe passé</text:p>
      <text:p text:style-name="Text_20_body">- <text:span text:style-name="T1">Nom</text:span> + verbe en ing</text:p>
      <text:p text:style-name="Text_20_body"><text:span text:style-name="T4">On peut exprimer les mesures de distance, de taille, de poids, de durée </text:span><text:span text:style-name="T10">ou</text:span><text:span text:style-name="T4"> d'âge avec un adjectif de la forme </text:span><text:span text:style-name="T8">nombre</text:span><text:span text:style-name="T4"> </text:span><text:span text:style-name="T9">+ unité au singulier.</text:span></text:p>
      <text:h text:style-name="Heading_20_3" text:outline-level="3">Les adjectifs substantivés</text:h>
      <text:h text:style-name="Heading_20_4" text:outline-level="4">Au singulier</text:h>
      <text:p text:style-name="P3">Ce sont des adjectifs transformés en noms. Ils concernent surtout <text:span text:style-name="T1">l’</text:span><text:span text:style-name="T5">âge</text:span><text:span text:style-name="T3">, la </text:span><text:span text:style-name="T5">catégorie sociale</text:span><text:span text:style-name="T3"> ou encore le </text:span><text:span text:style-name="T5">handicap</text:span><text:span text:style-name="T3">.</text:span></text:p>
      <text:h text:style-name="Heading_20_4" text:outline-level="4"><text:soft-page-break/>Au pluriel</text:h>
      <text:p text:style-name="P3">Ce sont des adjectifs transformés en noms, toujours au pluriel, avec une majuscule. Ils concernent surtout la <text:span text:style-name="T1">nationalité</text:span>, la <text:span text:style-name="T1">religion</text:span>, le <text:span text:style-name="T1">groupe politique</text:span> ou la <text:span text:style-name="T1">couleur de peau</text:span>.</text:p>
      <text:p text:style-name="P3">⚠ La marque du pluriel disparaît<text:span text:style-name="T13"> </text:span>pour les mots <text:span text:style-name="T13">finissant</text:span> en -ch et en-sh.</text:p>
      <text:h text:style-name="Heading_20_3" text:outline-level="3">Les adjectifs accompagnés d'une préposition</text:h>
      <text:p text:style-name="P4">Certains adjectifs sont suivis d’une préposition. Les plus notables sont :</text:p>
      <table:table table:name="Tableau1" table:style-name="Tableau1">
        <table:table-column table:style-name="Tableau1.A"/>
        <table:table-column table:style-name="Tableau1.B"/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Crazy about / Mad about</text:span></text:span></text:p>
          </table:table-cell>
          <table:table-cell table:style-name="Tableau1.A1" office:value-type="string">
            <text:p text:style-name="P2">Fou de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Right about / Wrong about</text:span></text:span></text:p>
          </table:table-cell>
          <table:table-cell table:style-name="Tableau1.A1" office:value-type="string">
            <text:p text:style-name="P2">Avoir raison / Tort au sujet de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Upset about</text:span></text:span></text:p>
          </table:table-cell>
          <table:table-cell table:style-name="Tableau1.A1" office:value-type="string">
            <text:p text:style-name="P2">Contrarié par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Worried about</text:span></text:span></text:p>
          </table:table-cell>
          <table:table-cell table:style-name="Tableau1.A1" office:value-type="string">
            <text:p text:style-name="P2">Inquiet pour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Bad at / Hopeless at</text:span></text:span></text:p>
          </table:table-cell>
          <table:table-cell table:style-name="Tableau1.A1" office:value-type="string">
            <text:p text:style-name="P2">Mauvais en / Nul en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Good at / Excellent at / Brilliant at</text:span></text:span></text:p>
          </table:table-cell>
          <table:table-cell table:style-name="Tableau1.A1" office:value-type="string">
            <text:p text:style-name="P2">Bon en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Mad at</text:span></text:span></text:p>
          </table:table-cell>
          <table:table-cell table:style-name="Tableau1.A1" office:value-type="string">
            <text:p text:style-name="P2">Furieux contre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Responsible for</text:span></text:span></text:p>
          </table:table-cell>
          <table:table-cell table:style-name="Tableau1.A1" office:value-type="string">
            <text:p text:style-name="P2">Responsable de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Different from</text:span></text:span></text:p>
          </table:table-cell>
          <table:table-cell table:style-name="Tableau1.A1" office:value-type="string">
            <text:p text:style-name="P2">Différent de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Disappointed in</text:span></text:span></text:p>
          </table:table-cell>
          <table:table-cell table:style-name="Tableau1.A1" office:value-type="string">
            <text:p text:style-name="P2">Déçu par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Interested in</text:span></text:span></text:p>
          </table:table-cell>
          <table:table-cell table:style-name="Tableau1.A1" office:value-type="string">
            <text:p text:style-name="P2">Intéressé par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Keen on</text:span></text:span></text:p>
          </table:table-cell>
          <table:table-cell table:style-name="Tableau1.A1" office:value-type="string">
            <text:p text:style-name="P2">Aimer, adorer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Fond of</text:span></text:span></text:p>
          </table:table-cell>
          <table:table-cell table:style-name="Tableau1.A1" office:value-type="string">
            <text:p text:style-name="P2">Aimer, adorer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New to</text:span></text:span></text:p>
          </table:table-cell>
          <table:table-cell table:style-name="Tableau1.A1" office:value-type="string">
            <text:p text:style-name="P2">Nouveau pour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Superior to / Inferior to</text:span></text:span></text:p>
          </table:table-cell>
          <table:table-cell table:style-name="Tableau1.A1" office:value-type="string">
            <text:p text:style-name="P2">Supérieur à / Inférieur à</text:p>
          </table:table-cell>
        </table:table-row>
        <table:table-row table:style-name="TableLine94362265928304">
          <table:table-cell table:style-name="Tableau1.A1" office:value-type="string">
            <text:p text:style-name="Table_20_Contents"><text:span text:style-name="Emphasis"><text:span text:style-name="T16">Fed up with</text:span></text:span></text:p>
          </table:table-cell>
          <table:table-cell table:style-name="Tableau1.A1" office:value-type="string">
            <text:p text:style-name="P2">En avoir assez d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1H12M57S</meta:editing-duration>
    <meta:editing-cycles>15</meta:editing-cycles>
    <meta:generator>LibreOffice/7.3.4.2$Linux_X86_64 LibreOffice_project/30$Build-2</meta:generator>
    <dc:title>TST</dc:title>
    <dc:date>2022-07-25T11:16:19.643736554</dc:date>
    <meta:document-statistic meta:table-count="1" meta:image-count="0" meta:object-count="0" meta:page-count="2" meta:paragraph-count="64" meta:word-count="346" meta:character-count="1925" meta:non-whitespace-character-count="1643"/>
    <meta:template xlink:type="simple" xlink:actuate="onRequest" xlink:title="TST" xlink:href="../../../../../.config/libreoffice/4/user/template/TST.ott" meta:date="2022-07-24T14:18:57.807227489"/>
  </office:meta>
</office:document-meta>
</file>